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none" fo:font-weight="normal" officeooo:rsid="0024b813" officeooo:paragraph-rsid="0024b813"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style:text-underline-style="none" officeooo:rsid="001b61c7" officeooo:paragraph-rsid="0024b813" style:font-size-asian="14pt" style:font-size-complex="14pt"/>
    </style:style>
    <style:style style:name="P3"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237720" officeooo:paragraph-rsid="0024b813" style:font-size-asian="14pt" style:font-weight-asian="bold" style:font-size-complex="14pt" style:font-weight-complex="bold"/>
    </style:style>
    <style:style style:name="P4"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24b813" officeooo:paragraph-rsid="0024b813"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fo:font-size="14pt" style:text-underline-style="solid" style:text-underline-width="auto" style:text-underline-color="font-color" officeooo:rsid="00237720" officeooo:paragraph-rsid="00237720" style:font-size-asian="14pt" style:font-size-complex="14pt"/>
    </style:style>
    <style:style style:name="P6" style:family="paragraph" style:parent-style-name="Standard" style:list-style-name="L3">
      <style:paragraph-properties fo:text-align="justify" style:justify-single-word="false"/>
      <style:text-properties fo:font-size="14pt" style:text-underline-style="solid" style:text-underline-width="auto" style:text-underline-color="font-color" officeooo:rsid="00237720" officeooo:paragraph-rsid="0024b813" style:font-size-asian="14pt" style:font-size-complex="14pt"/>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officeooo:rsid="00237720" officeooo:paragraph-rsid="00237720" style:font-size-asian="14pt" style:font-size-complex="14pt"/>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officeooo:rsid="001b61c7" officeooo:paragraph-rsid="0024b813" style:font-size-asian="14pt" style:font-size-complex="14pt"/>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officeooo:paragraph-rsid="001eef36" style:font-size-asian="14pt" style:font-size-complex="14pt"/>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officeooo:rsid="001eef36" officeooo:paragraph-rsid="001eef36" style:font-size-asian="14pt" style:font-size-complex="14pt"/>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officeooo:rsid="0024b813" officeooo:paragraph-rsid="0024b813" style:font-size-asian="14pt" style:font-size-complex="14pt"/>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style:font-size-asian="14pt"/>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officeooo:rsid="00237720" officeooo:paragraph-rsid="00237720" style:font-size-asian="14pt"/>
    </style:style>
    <style:style style:name="P15" style:family="paragraph" style:parent-style-name="Standard">
      <style:paragraph-properties fo:text-align="justify" style:justify-single-word="false"/>
      <style:text-properties fo:font-size="14pt" fo:font-style="normal" style:text-underline-style="solid" style:text-underline-width="auto" style:text-underline-color="font-color" officeooo:rsid="001eef36" officeooo:paragraph-rsid="001eef36"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fo:font-size="14pt" style:font-size-asian="14pt"/>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list-style-name="L4">
      <style:paragraph-properties fo:text-align="justify" style:justify-single-word="false"/>
      <style:text-properties style:font-name="Century Schoolbook L" fo:font-size="12pt" style:text-underline-style="none" officeooo:rsid="001cff94" officeooo:paragraph-rsid="001cff94" style:font-size-asian="12pt" style:font-size-complex="12pt"/>
    </style:style>
    <style:style style:name="P19" style:family="paragraph" style:parent-style-name="Standard" style:list-style-name="L5">
      <style:paragraph-properties fo:text-align="justify" style:justify-single-word="false"/>
      <style:text-properties style:font-name="Century Schoolbook L" fo:font-size="12pt" style:text-underline-style="none" officeooo:rsid="001cff94" officeooo:paragraph-rsid="001cff94" style:font-size-asian="12pt" style:font-size-complex="12pt"/>
    </style:style>
    <style:style style:name="P20" style:family="paragraph" style:parent-style-name="Standard">
      <style:paragraph-properties fo:text-align="justify" style:justify-single-word="false"/>
      <style:text-properties style:font-name="Century Schoolbook L" fo:font-size="12pt" style:text-underline-style="none" officeooo:rsid="001cff94" officeooo:paragraph-rsid="001cff94" style:font-size-asian="12pt" style:font-size-complex="12pt"/>
    </style:style>
    <style:style style:name="P21" style:family="paragraph" style:parent-style-name="Standard" style:list-style-name="L6">
      <style:paragraph-properties fo:text-align="justify" style:justify-single-word="false"/>
      <style:text-properties style:font-name="Century Schoolbook L" fo:font-size="12pt" style:text-underline-style="none" officeooo:rsid="001cff94" officeooo:paragraph-rsid="001cff94" style:font-size-asian="12pt" style:font-size-complex="12pt"/>
    </style:style>
    <style:style style:name="P22" style:family="paragraph" style:parent-style-name="Standard" style:list-style-name="L8">
      <style:paragraph-properties fo:text-align="justify" style:justify-single-word="false"/>
      <style:text-properties style:font-name="Century Schoolbook L" fo:font-size="12pt" style:text-underline-style="none" officeooo:rsid="001eef36" officeooo:paragraph-rsid="001eef36" style:font-size-asian="12pt" style:font-size-complex="12pt"/>
    </style:style>
    <style:style style:name="P23" style:family="paragraph" style:parent-style-name="Standard" style:list-style-name="L9">
      <style:paragraph-properties fo:text-align="justify" style:justify-single-word="false"/>
      <style:text-properties style:font-name="Century Schoolbook L" fo:font-size="12pt" style:text-underline-style="none" officeooo:rsid="0024b813" officeooo:paragraph-rsid="0024b813" style:font-size-asian="12pt" style:font-size-complex="12pt"/>
    </style:style>
    <style:style style:name="P24" style:family="paragraph" style:parent-style-name="Standard">
      <style:paragraph-properties fo:text-align="justify" style:justify-single-word="false"/>
      <style:text-properties style:font-name="Century Schoolbook L" fo:font-size="12pt" style:text-underline-style="none" officeooo:rsid="001b61c7" officeooo:paragraph-rsid="0024b813" style:font-size-asian="12pt" style:font-size-complex="12pt"/>
    </style:style>
    <style:style style:name="P25" style:family="paragraph" style:parent-style-name="Standard" style:list-style-name="L10">
      <style:paragraph-properties fo:text-align="justify" style:justify-single-word="false"/>
      <style:text-properties style:font-name="Century Schoolbook L" fo:font-size="12pt" style:text-underline-style="none" officeooo:rsid="0024b813" officeooo:paragraph-rsid="0024b813" style:font-size-asian="10.5pt" style:font-size-complex="12pt"/>
    </style:style>
    <style:style style:name="P26" style:family="paragraph" style:parent-style-name="Standard">
      <style:paragraph-properties fo:text-align="justify" style:justify-single-word="false"/>
      <style:text-properties style:font-name="Century Schoolbook L" fo:font-size="12pt" fo:font-style="normal" style:text-underline-style="solid" style:text-underline-width="auto" style:text-underline-color="font-color" officeooo:rsid="001eef36" officeooo:paragraph-rsid="001eef36" style:font-size-asian="12pt" style:font-style-asian="normal" style:font-size-complex="12pt" style:font-style-complex="normal"/>
    </style:style>
    <style:style style:name="P27" style:family="paragraph" style:parent-style-name="Standard" style:list-style-name="L7">
      <style:paragraph-properties fo:text-align="justify" style:justify-single-word="false"/>
      <style:text-properties style:font-name="Century Schoolbook L" fo:font-size="12pt" officeooo:rsid="001eef36" officeooo:paragraph-rsid="001eef36" style:font-size-asian="12pt" style:font-size-complex="12pt"/>
    </style:style>
    <style:style style:name="P28" style:family="paragraph" style:parent-style-name="Standard">
      <style:paragraph-properties fo:text-align="justify" style:justify-single-word="false"/>
      <style:text-properties style:font-name="Century Schoolbook L" fo:font-size="12pt" officeooo:paragraph-rsid="00237720" style:font-size-asian="12pt" style:font-size-complex="12pt"/>
    </style:style>
    <style:style style:name="P29" style:family="paragraph" style:parent-style-name="Standard" style:list-style-name="L10">
      <style:paragraph-properties fo:text-align="justify" style:justify-single-word="false"/>
      <style:text-properties style:font-name="Century Schoolbook L" fo:font-size="12pt" officeooo:rsid="0025db35" officeooo:paragraph-rsid="0025db35" style:font-size-asian="10.5pt" style:font-size-complex="12pt"/>
    </style:style>
    <style:style style:name="P30" style:family="paragraph" style:parent-style-name="Standard" style:list-style-name="L9">
      <style:paragraph-properties fo:text-align="justify" style:justify-single-word="false"/>
      <style:text-properties fo:font-size="12pt" style:text-underline-style="none" officeooo:rsid="0024b813" officeooo:paragraph-rsid="0024b813" style:font-size-asian="10.5pt" style:font-size-complex="12pt"/>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officeooo:rsid="0024b813" officeooo:paragraph-rsid="0024b813" style:font-size-asian="10.5pt" style:font-size-complex="12pt"/>
    </style:style>
    <style:style style:name="P32" style:family="paragraph" style:parent-style-name="Standard">
      <style:paragraph-properties fo:text-align="justify" style:justify-single-word="false"/>
      <style:text-properties style:font-name="Calibri" fo:font-size="14pt" fo:font-style="normal" fo:font-weight="bold" style:font-size-asian="14pt" style:font-style-asian="normal" style:font-weight-asian="bold"/>
    </style:style>
    <style:style style:name="P33" style:family="paragraph" style:parent-style-name="Standard">
      <style:paragraph-properties fo:text-align="justify" style:justify-single-word="false"/>
      <style:text-properties fo:font-size="18pt" fo:font-weight="bold" style:font-size-asian="18pt" style:font-weight-asian="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fo:font-size="15pt" style:text-underline-style="solid" style:text-underline-width="auto" style:text-underline-color="font-color" officeooo:rsid="00237720" officeooo:paragraph-rsid="00237720" style:font-size-asian="15pt" style:font-size-complex="15pt"/>
    </style:style>
    <style:style style:name="P36" style:family="paragraph" style:parent-style-name="Standard">
      <style:paragraph-properties fo:text-align="justify" style:justify-single-word="false"/>
      <style:text-properties fo:font-size="16pt" style:font-size-asian="16pt"/>
    </style:style>
    <style:style style:name="P37" style:family="paragraph" style:parent-style-name="Standard" style:master-page-name="Standard">
      <style:paragraph-properties fo:text-align="justify" style:justify-single-word="false" style:page-number="auto"/>
      <style:text-properties fo:font-size="18pt" fo:font-weight="bold" style:font-size-asian="18pt" style:font-weight-asian="bold"/>
    </style:style>
    <style:style style:name="P38" style:family="paragraph" style:parent-style-name="List_20_Paragraph" style:list-style-name="WWNum4">
      <style:paragraph-properties fo:text-align="justify" style:justify-single-word="false"/>
      <style:text-properties fo:font-size="14pt" officeooo:paragraph-rsid="001eef36" style:font-size-asian="14pt" style:font-size-complex="14pt"/>
    </style:style>
    <style:style style:name="P39" style:family="paragraph" style:parent-style-name="List_20_Paragraph" style:list-style-name="WWNum1">
      <style:paragraph-properties fo:text-align="justify" style:justify-single-word="false"/>
      <style:text-properties fo:font-size="14pt" style:font-size-asian="14pt"/>
    </style:style>
    <style:style style:name="P40" style:family="paragraph" style:parent-style-name="List_20_Paragraph" style:list-style-name="WWNum4">
      <style:paragraph-properties fo:text-align="justify" style:justify-single-word="false"/>
      <style:text-properties fo:font-size="14pt" style:text-underline-style="none" officeooo:rsid="001eef36" officeooo:paragraph-rsid="001eef36" style:font-size-asian="14pt" style:font-size-complex="14pt"/>
    </style:style>
    <style:style style:name="P41" style:family="paragraph" style:parent-style-name="List_20_Paragraph" style:list-style-name="WWNum4">
      <style:paragraph-properties fo:margin-left="0cm" fo:margin-right="0cm" fo:text-align="justify" style:justify-single-word="false" fo:text-indent="0cm" style:auto-text-indent="false"/>
      <style:text-properties fo:font-size="14pt" style:text-underline-style="none" officeooo:rsid="001eef36" officeooo:paragraph-rsid="001eef36" style:font-size-asian="14pt" style:font-size-complex="14pt"/>
    </style:style>
    <style:style style:name="P42" style:family="paragraph" style:parent-style-name="List_20_Paragraph" style:list-style-name="WWNum4">
      <style:paragraph-properties fo:margin-left="0cm" fo:margin-right="0cm" fo:text-align="justify" style:justify-single-word="false" fo:text-indent="0cm" style:auto-text-indent="false"/>
      <style:text-properties fo:font-size="14pt" style:text-underline-style="solid" style:text-underline-width="auto" style:text-underline-color="font-color" officeooo:rsid="001eef36" officeooo:paragraph-rsid="001eef36" style:font-size-asian="14pt" style:font-size-complex="14pt"/>
    </style:style>
    <style:style style:name="P43" style:family="paragraph">
      <style:paragraph-properties fo:text-align="center"/>
    </style:style>
    <style:style style:name="P44" style:family="paragraph">
      <loext:graphic-properties draw:fill-color="#ffffff"/>
    </style:style>
    <style:style style:name="P45" style:family="paragraph">
      <loext:graphic-properties draw:fill-color="#ffffff"/>
      <style:paragraph-properties fo:text-align="center"/>
    </style:style>
    <style:style style:name="T1" style:family="text">
      <style:text-properties officeooo:rsid="001cff94"/>
    </style:style>
    <style:style style:name="T2" style:family="text">
      <style:text-properties officeooo:rsid="00237720"/>
    </style:style>
    <style:style style:name="T3" style:family="text">
      <style:text-properties fo:font-weight="normal" style:font-weight-asian="normal" style:font-weight-complex="normal"/>
    </style:style>
    <style:style style:name="T4" style:family="text">
      <style:text-properties fo:font-weight="normal" officeooo:rsid="0024b813" style:font-weight-asian="normal" style:font-weight-complex="normal"/>
    </style:style>
    <style:style style:name="T5" style:family="text">
      <style:text-properties style:text-underline-style="none"/>
    </style:style>
    <style:style style:name="T6" style:family="text">
      <style:text-properties style:text-underline-style="none" officeooo:rsid="0024b813"/>
    </style:style>
    <style:style style:name="T7" style:family="text">
      <style:text-properties style:font-name="Century Schoolbook L" fo:font-size="12pt" style:font-size-asian="12pt" style:font-size-complex="12pt"/>
    </style:style>
    <style:style style:name="T8" style:family="text">
      <style:text-properties style:font-name="Century Schoolbook L" fo:font-size="12pt" officeooo:rsid="001cff94" style:font-size-asian="12pt" style:font-size-complex="12pt"/>
    </style:style>
    <style:style style:name="T9" style:family="text">
      <style:text-properties style:font-name="Century Schoolbook L" fo:font-weight="bold"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3cm" fo:text-indent="-0.635cm" fo:margin-left="7.61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658cm" fo:min-width="4.2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658cm" fo:min-width="4.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25cm" fo:min-width="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12cm" fo:min-width="3.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12cm" fo:min-width="3.6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3">INTERNET TECHNOLOGY AND APPLICATION</text:p>
      <text:p text:style-name="P33">PROJECT PROPOSAL</text:p>
      <text:p text:style-name="P16"/>
      <text:p text:style-name="P36"><text:span text:style-name="T9">Translate Images on an Android Device</text:span></text:p>
      <text:p text:style-name="P36"><text:span text:style-name="T9"/></text:p>
      <text:p text:style-name="P13">Team Members:</text:p>
      <text:list xml:id="list4435193060447457851" text:style-name="WWNum1">
        <text:list-item>
          <text:p text:style-name="P39">A Tarun Karthik<text:tab/><text:tab/>15CO155<text:tab/></text:p>
        </text:list-item>
        <text:list-item>
          <text:p text:style-name="P39">Anuj Revankar<text:tab/><text:tab/>15CO109</text:p>
        </text:list-item>
        <text:list-item>
          <text:p text:style-name="P39">Rathan Kumar G <text:tab/>15CO139</text:p>
        </text:list-item>
      </text:list>
      <text:p text:style-name="P16"/>
      <text:p text:style-name="P14">Introduction</text:p>
      <text:p text:style-name="P28">While machine translation made available for mobile users is a notable advance in multilingual communication eliminating the need for an intermediary translator/interpreter, translating foreign texts still poses a problem to the user as they cannot be expected to be able to type the foreign text they wish to translate and understand . The possibility to use one's mobile device's camera to capture and extract printed text is also known as mobile OCR and was first introduced in Japanese manufactured mobile telephones in 2004. Using the handheld's camera one could take a picture of (a line of) text and have it extracted (digitalized) for further manipulation such as storing the information in their contacts list, as a web page address (URL) or text to use in an SMS/email message etc.<text:tab/></text:p>
      <text:p text:style-name="P28"><text:span text:style-name="T2">W</text:span>hen a user needs to know the meaning of a segment of text in his native language, he usually needs to manually type the text into a dictionary or search engine to get the translation. This can be a huge burden if there is a lot of text. Some apps can extract text using OCR and show the aggregated translation to user. While this reduce the trouble in typing the text, its result doesn’t show the positional information of the text. For example, if a user is studying the map of our country, it <text:soft-page-break/>would give an output of all the name of the states, concatenated. However, the location of the words are missing and it is unintuitive for user to know where each state is. We want to build an Android app that can not only recognize text, but also overlap the translated text on top of the original text, thus preserve the location information. We believe this app would be useful in everyday life for foreign visitors. It can be used to recognize maps, menus, traffic signs, etc. It can also be added to an AR system to give intuitive real time translation of text in the environment.</text:p>
      <text:p text:style-name="P28"/>
      <text:p text:style-name="P8">Problem Statement</text:p>
      <text:p text:style-name="P2"><text:tab/><text:span text:style-name="T7">Many times people move to different countries and they find it difficult to read texts in a foreign </text:span><text:span text:style-name="T8">language. Our</text:span><text:span text:style-name="T7"> goal is to make their lives </text:span><text:span text:style-name="T8">simpler. The</text:span><text:span text:style-name="T7"> idea is to create an app thats detects the text in the foreign language and translates it to the universal </text:span><text:span text:style-name="T8">language. </text:span></text:p>
      <text:p text:style-name="P24"><text:span text:style-name="T1">The</text:span> app first detects the text in a image through a camera <text:span text:style-name="T1">dynamically using Google vision. After the text is detected,we will use Google translate to convert the image.</text:span></text:p>
      <text:p text:style-name="P34"/>
      <text:p text:style-name="P35">Literature survey</text:p>
      <text:p text:style-name="P1">Sources for information about OCR api</text:p>
      <text:list xml:id="list9079509311271254905" text:style-name="L1">
        <text:list-item>
          <text:p text:style-name="P3"><text:a xlink:type="simple" xlink:href="https://translate.yandex.com/ocr" text:style-name="Internet_20_link" text:visited-style-name="Visited_20_Internet_20_Link"><text:span text:style-name="T4">https://translate.yandex.com/ocr</text:span></text:a></text:p>
        </text:list-item>
        <text:list-item>
          <text:p text:style-name="P4"><text:a xlink:type="simple" xlink:href="http://ieeexplore.ieee.org/document/6836618/" text:style-name="Internet_20_link" text:visited-style-name="Visited_20_Internet_20_Link"><text:span text:style-name="T3">http://ieeexplore.ieee.org/document/6836618/</text:span></text:a></text:p>
        </text:list-item>
        <text:list-item>
          <text:p text:style-name="P4"><text:a xlink:type="simple" xlink:href="https://cloud.google.com/vision/docs/ocr" text:style-name="Internet_20_link" text:visited-style-name="Visited_20_Internet_20_Link"><text:span text:style-name="T3">https://cloud.google.com/vision/docs/ocr</text:span></text:a></text:p>
        </text:list-item>
      </text:list>
      <text:p text:style-name="P1">Sources for information about text translating api</text:p>
      <text:list xml:id="list7760697742690742721" text:style-name="L2">
        <text:list-item>
          <text:p text:style-name="P5"><text:a xlink:type="simple" xlink:href="https://support.google.com/translate/answer/6142483?hl=en" text:style-name="Internet_20_link" text:visited-style-name="Visited_20_Internet_20_Link">https://support.google.com/translate/answer/6142483?hl=en</text:a></text:p>
        </text:list-item>
        <text:list-item>
          <text:p text:style-name="P5"><text:a xlink:type="simple" xlink:href="https://tech.yandex.com/translate/" text:style-name="Internet_20_link" text:visited-style-name="Visited_20_Internet_20_Link">https://tech.yandex.com/translate/</text:a></text:p>
        </text:list-item>
      </text:list>
      <text:p text:style-name="P1">Sources for General Information</text:p>
      <text:list xml:id="list5212125589010026003" text:style-name="L3">
        <text:list-item>
          <text:p text:style-name="P6"><text:soft-page-break/><text:a xlink:type="simple" xlink:href="https://en.wikipedia.org/wiki/Image_translation" text:style-name="Internet_20_link" text:visited-style-name="Visited_20_Internet_20_Link">https://en.wikipedia.org/wiki/Image_translation</text:a></text:p>
        </text:list-item>
      </text:list>
      <text:p text:style-name="P9"/>
      <text:p text:style-name="P7">Implementation</text:p>
      <text:list xml:id="list6354975113201473771" text:style-name="L4">
        <text:list-item>
          <text:p text:style-name="P18">Detecting the text in the image</text:p>
        </text:list-item>
      </text:list>
      <text:list xml:id="list2926053740775945543" text:style-name="L5">
        <text:list-item>
          <text:list>
            <text:list-item>
              <text:p text:style-name="P19">detect the text in the image in the form of small chucks.</text:p>
            </text:list-item>
            <text:list-item>
              <text:p text:style-name="P19">We detect the text in chucks because it reduces the area to be processed in the later stages.</text:p>
            </text:list-item>
            <text:list-item>
              <text:p text:style-name="P19">The chunks helps us to put back the text back to the same place after it is translated.</text:p>
            </text:list-item>
            <text:list-item>
              <text:p text:style-name="P19">After the text is detected,send the string detected as the input to the next phase</text:p>
            </text:list-item>
          </text:list>
        </text:list-item>
      </text:list>
      <text:p text:style-name="P20"><text:s text:c="4"/>2)Translate Text</text:p>
      <text:list xml:id="list1472334184064841018" text:style-name="L6">
        <text:list-item>
          <text:p text:style-name="P21">We now add the string in google translate and it returns the translated text</text:p>
        </text:list-item>
        <text:list-item>
          <text:p text:style-name="P21">We now place the text in the same place(the region the text was detected) <text:s/></text:p>
        </text:list-item>
      </text:list>
      <text:p text:style-name="P26"/>
      <text:p text:style-name="P15">Input:</text:p>
      <text:list xml:id="list3370788039892788931" text:style-name="L7">
        <text:list-item>
          <text:p text:style-name="P27">Dynamic image through camera</text:p>
        </text:list-item>
        <text:list-item>
          <text:p text:style-name="P27">The app doesn't concentrate on hand written text </text:p>
        </text:list-item>
      </text:list>
      <text:p text:style-name="P11">Output:</text:p>
      <text:list xml:id="list5155986242356064143" text:style-name="L8">
        <text:list-item>
          <text:p text:style-name="P22">The same image with the translated text <text:s/>just under the detected text</text:p>
        </text:list-item>
      </text:list>
      <text:p text:style-name="P10">Hardware/Software requirements</text:p>
      <text:list xml:id="list8403277958647364466" text:style-name="WWNum4">
        <text:list-header>
          <text:p text:style-name="P38">Android Studio</text:p>
          <text:p text:style-name="P40">Android device</text:p>
          <text:p text:style-name="P41"/>
          <text:p text:style-name="P42"/>
        </text:list-header>
      </text:list>
      <text:p text:style-name="P12"><text:soft-page-break/>Work Done</text:p>
      <text:list xml:id="list1179638171837283940" text:style-name="L9">
        <text:list-item>
          <text:p text:style-name="P23">Implementing OCR API from Google.</text:p>
        </text:list-item>
        <text:list-item>
          <text:p text:style-name="P23">Building the appearances for the Android App.</text:p>
        </text:list-item>
        <text:list-item>
          <text:p text:style-name="P23">Using OCR API to recognize the text from the live image.</text:p>
        </text:list-item>
        <text:list-item>
          <text:p text:style-name="P23">Displaying the recognized <text:s/>text on the screen , which is the result pulled from the API.</text:p>
        </text:list-item>
        <text:list-item>
          <text:p text:style-name="P30"/>
        </text:list-item>
      </text:list>
      <text:p text:style-name="P31">Work to be Done</text:p>
      <text:list xml:id="list4466682289371564169" text:style-name="L10">
        <text:list-item>
          <text:p text:style-name="P25">Organizing the text into Blocks.</text:p>
        </text:list-item>
        <text:list-item>
          <text:p text:style-name="P25">Translating the recognized text into the native language.</text:p>
        </text:list-item>
        <text:list-item>
          <text:p text:style-name="P29"><text:span text:style-name="T6">O</text:span><text:span text:style-name="T5">verlay translated text in the screen at the proper position.</text:span></text:p>
        </text:list-item>
      </text:list>
      <text:p text:style-name="P17"/>
      <text:p text:style-name="P32"><draw:custom-shape text:anchor-type="paragraph" draw:z-index="0" draw:name="Shape1" draw:style-name="gr1" draw:text-style-name="P44" svg:width="4.269cm" svg:height="1.659cm" svg:x="-0.071cm" svg:y="2.679cm"><text:p text:style-name="P43">IMAGE CAPTURE </text:p><draw:enhanced-geometry svg:viewBox="0 0 21600 21600" draw:type="rectangle" draw:enhanced-path="M 0 0 L 21600 0 21600 21600 0 21600 0 0 Z N"/></draw:custom-shape><draw:custom-shape text:anchor-type="paragraph" draw:z-index="1" draw:name="Shape1" draw:style-name="gr1" draw:text-style-name="P44" svg:width="4.269cm" svg:height="1.659cm" svg:x="12.1cm" svg:y="2.75cm"><text:p>OPTICAL CHARACTER </text:p><text:p text:style-name="P43">RECOGONITION</text:p><draw:enhanced-geometry svg:viewBox="0 0 21600 21600" draw:type="rectangle" draw:enhanced-path="M 0 0 L 21600 0 21600 21600 0 21600 0 0 Z N"/></draw:custom-shape><draw:custom-shape text:anchor-type="paragraph" draw:z-index="2" draw:name="Shape1" draw:style-name="gr1" draw:text-style-name="P45" svg:width="4.269cm" svg:height="1.659cm" svg:x="-0.106cm" svg:y="6.595cm"><text:p text:style-name="P43">TRANSLATION </text:p><text:p text:style-name="P43">OF TEXT</text:p><draw:enhanced-geometry svg:viewBox="0 0 21600 21600" draw:type="rectangle" draw:enhanced-path="M 0 0 L 21600 0 21600 21600 0 21600 0 0 Z N"/></draw:custom-shape><draw:custom-shape text:anchor-type="paragraph" draw:z-index="3" draw:name="Shape1" draw:style-name="gr2" draw:text-style-name="P44" svg:width="4.728cm" svg:height="1.659cm" svg:x="11.853cm" svg:y="6.842cm"><text:p><text:s text:c="2"/>OVERLAY TRANSLATED </text:p><text:p text:style-name="P43"><text:s text:c="2"/>WORDS</text:p><draw:enhanced-geometry svg:viewBox="0 0 21600 21600" draw:type="rectangle" draw:enhanced-path="M 0 0 L 21600 0 21600 21600 0 21600 0 0 Z N"/></draw:custom-shape><draw:custom-shape text:anchor-type="paragraph" draw:z-index="4" draw:name="Shape3" draw:style-name="gr3" svg:width="0.742cm" svg:height="1.856cm" svg:x="13.794cm" svg:y="4.6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4" draw:style-name="gr4" svg:width="3.811cm" svg:height="1.024cm" svg:x="6.315cm" svg:y="6.9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 draw:style-name="gr5" svg:width="4.164cm" svg:height="1.024cm" svg:x="6.174cm" svg:y="2.9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BLOCK DIAGRAM</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7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4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1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8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5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2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9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70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7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4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1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8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5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97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4.24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05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86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meta:initial-creator>
    <meta:editing-cycles>8</meta:editing-cycles>
    <meta:creation-date>2018-01-05T02:26:00</meta:creation-date>
    <dc:date>2018-02-16T16:52:48.937767777</dc:date>
    <meta:editing-duration>PT1H15M9S</meta:editing-duration>
    <meta:generator>LibreOffice/5.1.6.2$Linux_X86_64 LibreOffice_project/10m0$Build-2</meta:generator>
    <meta:document-statistic meta:table-count="0" meta:image-count="0" meta:object-count="0" meta:page-count="4" meta:paragraph-count="51" meta:word-count="689" meta:character-count="4096" meta:non-whitespace-character-count="34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